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Deutsch / Germ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Deutsch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 (translated)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sch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Körper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uppe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Ring (translated)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ergruppe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anszendent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Deutsch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Deutsch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Deutsch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Deutsch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